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1e47e3"/>
    </style:style>
    <style:style style:name="P2" style:family="paragraph" style:parent-style-name="Standard">
      <style:paragraph-properties fo:text-align="start" style:justify-single-word="false" style:writing-mode="lr-tb"/>
      <style:text-properties fo:font-size="12pt" fo:font-style="normal" fo:font-weight="normal" officeooo:rsid="000b7be2" officeooo:paragraph-rsid="001e47e3"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writing-mode="lr-tb"/>
      <style:text-properties fo:font-size="12pt" fo:font-style="normal" fo:font-weight="normal" officeooo:rsid="000b7be2" officeooo:paragraph-rsid="001f437a"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start" style:justify-single-word="false" style:writing-mode="lr-tb"/>
      <style:text-properties officeooo:rsid="000b7be2" officeooo:paragraph-rsid="001f437a" style:font-size-asian="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e47e3" style:font-size-asian="12pt" style:font-weight-asian="normal" style:font-size-complex="12pt" style:font-weight-complex="normal"/>
    </style:style>
    <style:style style:name="T3" style:family="text">
      <style:text-properties fo:font-size="12pt" fo:font-weight="normal" officeooo:rsid="00130528" style:font-size-asian="12pt" style:font-weight-asian="normal" style:font-size-complex="12pt" style:font-weight-complex="normal"/>
    </style:style>
    <style:style style:name="T4" style:family="text">
      <style:text-properties fo:font-size="12pt" fo:font-weight="normal" officeooo:rsid="000b7be2" style:font-size-asian="12pt" style:font-weight-asian="normal" style:font-size-complex="12pt"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0b7be2" style:font-size-asian="12pt" style:font-style-asian="normal" style:font-weight-asian="normal" style:font-size-complex="12pt" style:font-style-complex="normal" style:font-weight-complex="normal"/>
    </style:style>
    <style:style style:name="T7" style:family="text">
      <style:text-properties officeooo:rsid="001f7dfc"/>
    </style:style>
    <style:style style:name="T8" style:family="text">
      <style:text-properties officeooo:rsid="001f437a"/>
    </style:style>
    <style:style style:name="T9" style:family="text">
      <style:text-properties fo:font-weight="normal" officeooo:rsid="001f437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flanzen benötigen verschiedene Nährstoffe, um wachsen und sich entwickeln zu können. Diese</text:span><text:span text:style-name="T2"> </text:span><text:span text:style-name="T1"><text:s/>werden anhand ihres Mengenbedarfs in </text:span><text:span text:style-name="Strong_20_Emphasis"><text:span text:style-name="T1">Makronährstoffe</text:span></text:span><text:span text:style-name="T1"> und </text:span><text:span text:style-name="Strong_20_Emphasis"><text:span text:style-name="T1">Mikronährstoffe</text:span></text:span><text:span text:style-name="T1"> eingeteilt. Während Makronährstoffe wie Kalium, Stickstoff oder Phosphor in größeren Mengen aufgenommen werden </text:span><text:span text:style-name="T3">(&gt;</text:span><text:span text:style-name="T1">20 </text:span><text:span text:style-name="T4">mg/l) (Buch strasburger lehrbuch der Botanik) </text:span><text:span text:style-name="T1">genügen bei Mikronährstoffen wie Eisen oder Zink bereits kleinste Konzentrationen. Beide Gruppen sind jedoch essenziell für lebenswichtige </text:span><text:span text:style-name="T5">Prozesse in der Pflanze. </text:span><text:span text:style-name="T6">(Marschner’s Mineral Nutrition of Higher Plants Third Edition)</text:span></text:p>
      <text:p text:style-name="P2"/>
      <text:p text:style-name="P3">Kalium (K⁺) ist ein<text:span text:style-name="T7">er der</text:span> essenzielle<text:span text:style-name="T7">n</text:span> Makronährstoff<text:span text:style-name="T7">e</text:span> und das mengenmäßig häufigste Kation in Pflanzenzellen. Trotz stark schwankender Konzentrationen in der Bodenlösung (0,01–20 mM) halten Pflanzen im Zytoplasma eine konstante Konzentration von etwa 80–100 mM aufrecht (Rodriguez-Navarro, 2000). Zusätzlich wird Kalium in großen Mengen in den Vakuolen gespeichert, häufig über den reinen Nährstoffbedarf hinaus. Dadurch kann K⁺ bis zu 10 % der Trockensubstanz ausmachen und liegt oft über den ca. 2 %, die für nahezu maximales Wachstum erforderlich sind (White &amp; Karley, 2010). </text:p>
      <text:p text:style-name="P3">Zwischen dem Kaliumgehalt im Gewebe und dem Pflanzenwachstum besteht eine steile, kurvenförmige Beziehung. Eine kritische Konzentration ermöglicht etwa 90 % des maximalen Ertrags. Oberhalb dieses Wertes bleibt zusätzlich aufgenommenes Kalium ohne Einfluss, während bei niedrigeren Konzentrationen das Wachstum stark abnimmt. <text:span text:style-name="T8">(</text:span><text:span text:style-name="Strong_20_Emphasis"><text:span text:style-name="T9">Regulation of K⁺ Nutrition in Plants</text:span></text:span><text:span text:style-name="T8"> (Frontiers in Plant Science, Ragel et al., 2019))</text:span></text:p>
      <text:p text:style-name="P3"/>
      <text:p text:style-name="P3"><text:span text:style-name="T8">Kalium Es spielt eine Rolle in unzähligen zellulären und ganzpflanzlichen Funktionen. </text:span><text:span text:style-name="T7">Es dient als Osmotikum </text:span></text:p>
      <text:p text:style-name="P3"/>
      <text:p text:style-name="P4">Kalium (K⁺) spielt eine zentrale Rolle bei der Regulation der Spaltöffnungen (Stomata), über die Pflanzen Kohlendioxid (CO₂), Sauerstoff (O₂) und Wasserdampf mit der Atmosphäre austauschen. Gelangt K⁺ in die Schließzellen, erhöht sich dort der osmotische Druck, Wasser strömt ein, die Zellen schwellen an, und die Stomata öffnen sich. Bei Wassermangel wird K⁺ aktiv aus den Schließzellen herausbefördert, wodurch Wasser entweicht und die Poren sich schließen, um Wasserverlust zu minimieren. Eine ausreichende Kaliumversorgung ermöglicht somit eine schnelle und effektive Reaktion der Stomata auf Umweltbedingungen. Fehlt Kalium, reagieren die Stomata nur verzögert, schließen sich unvollständig, und es geht übermäßig viel Wasser verloren. Darüber hinaus trägt Kalium in den Wurzeln zur Bildung eines osmotischen Gradienten bei, der die Wasseraufnahme aus dem Boden fördert. Kaliumdefizite verringern diese Fähigkeit und machen die Pflanze deutlich anfälliger für Trockenstress (Thomas &amp; Thomas, 2009). </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5T11:15:27.211173500</meta:creation-date>
    <dc:date>2025-08-05T12:28:25.174728200</dc:date>
    <meta:editing-duration>PT16M59S</meta:editing-duration>
    <meta:editing-cycles>4</meta:editing-cycles>
    <meta:generator>LibreOffice/25.2.5.2$Windows_X86_64 LibreOffice_project/03d19516eb2e1dd5d4ccd751a0d6f35f35e08022</meta:generator>
    <meta:document-statistic meta:table-count="0" meta:image-count="0" meta:object-count="0" meta:page-count="1" meta:paragraph-count="5" meta:word-count="362" meta:character-count="2659" meta:non-whitespace-character-count="2304"/>
  </office:meta>
</office:document-meta>
</file>